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1. <text:span text:style-name="Strong_20_Emphasis">GitHub Actions</text:span></text:h>
      <text:p text:style-name="Text_20_body"><text:span text:style-name="Strong_20_Emphasis">Steps:</text:span></text:p>
      <text:list xml:id="list3976440796208398384" text:style-name="L1">
        <text:list-item>
          <text:p text:style-name="P1"><text:span text:style-name="Strong_20_Emphasis">Create GitHub Actions Workflow</text:span>:</text:p>
          <text:list>
            <text:list-item>
              <text:p text:style-name="P2">Create a directory <text:span text:style-name="Source_20_Text">.github/workflows/</text:span> in your repository.</text:p>
            </text:list-item>
            <text:list-item>
              <text:p text:style-name="P2">Create a file <text:span text:style-name="Source_20_Text">ci.yml</text:span> inside <text:span text:style-name="Source_20_Text">.github/workflows/</text:span>.</text:p>
            </text:list-item>
          </text:list>
        </text:list-item>
        <text:list-item>
          <text:p text:style-name="P1"><text:span text:style-name="Strong_20_Emphasis">Define the Workflow</text:span>:</text:p>
        </text:list-item>
      </text:list>
      <text:p text:style-name="Text_20_body"/>
      <text:p text:style-name="Text_20_body">yaml</text:p>
      <text:p text:style-name="Text_20_body">name: API Testing CI</text:p>
      <text:p text:style-name="Text_20_body"/>
      <text:p text:style-name="Text_20_body">on:</text:p>
      <text:p text:style-name="Text_20_body"><text:s text:c="2"/>push:</text:p>
      <text:p text:style-name="Text_20_body"><text:s text:c="4"/>branches:</text:p>
      <text:p text:style-name="Text_20_body"><text:s text:c="6"/>- main</text:p>
      <text:p text:style-name="Text_20_body"><text:s text:c="2"/>pull_request:</text:p>
      <text:p text:style-name="Text_20_body"><text:s text:c="4"/>branches:</text:p>
      <text:p text:style-name="Text_20_body"><text:s text:c="6"/>- main</text:p>
      <text:p text:style-name="Text_20_body"/>
      <text:p text:style-name="Text_20_body">jobs:</text:p>
      <text:p text:style-name="Text_20_body"><text:s text:c="2"/>build:</text:p>
      <text:p text:style-name="Text_20_body"><text:s text:c="4"/>runs-on: ubuntu-latest</text:p>
      <text:p text:style-name="Text_20_body"/>
      <text:p text:style-name="Text_20_body"><text:s text:c="4"/>steps:</text:p>
      <text:p text:style-name="Text_20_body"><text:s text:c="4"/>- name: Checkout code</text:p>
      <text:p text:style-name="Text_20_body"><text:s text:c="6"/>uses: actions/checkout@v2</text:p>
      <text:p text:style-name="Text_20_body"/>
      <text:p text:style-name="Text_20_body"><text:s text:c="4"/>- name: Set up Python</text:p>
      <text:p text:style-name="Text_20_body"><text:s text:c="6"/>uses: actions/setup-python@v2</text:p>
      <text:p text:style-name="Text_20_body"><text:s text:c="6"/>with:</text:p>
      <text:p text:style-name="Text_20_body"><text:s text:c="8"/>python-version: '3.8'</text:p>
      <text:p text:style-name="Text_20_body"/>
      <text:p text:style-name="Text_20_body"><text:s text:c="4"/>- name: Install dependencies</text:p>
      <text:p text:style-name="Text_20_body"><text:s text:c="6"/>run: |</text:p>
      <text:p text:style-name="Text_20_body"><text:s text:c="8"/>python -m pip install --upgrade pip</text:p>
      <text:p text:style-name="Text_20_body"><text:s text:c="8"/>pip install -r api_testing/requirements.txt</text:p>
      <text:p text:style-name="Text_20_body"/>
      <text:p text:style-name="Text_20_body"><text:soft-page-break/><text:s text:c="4"/>- name: Run tests</text:p>
      <text:p text:style-name="Text_20_body"><text:s text:c="6"/>run: |</text:p>
      <text:p text:style-name="Text_20_body"><text:s text:c="8"/>export API_BASE_URL="https://api.example.com"</text:p>
      <text:p text:style-name="Text_20_body"><text:s text:c="8"/>export ADMIN_TOKEN="your_admin_token"</text:p>
      <text:p text:style-name="Text_20_body"><text:s text:c="8"/>export USER1_TOKEN="your_user1_token"</text:p>
      <text:p text:style-name="Text_20_body"><text:s text:c="8"/>export USER2_TOKEN="your_user2_token"</text:p>
      <text:p text:style-name="Text_20_body"><text:s text:c="8"/>python api_testing/run_tests.py</text:p>
      <text:p text:style-name="Text_20_body"/>
      <text:p text:style-name="Text_20_body"><text:span text:style-name="Strong_20_Emphasis">Push the Workflow</text:span>: </text:p>
      <text:p text:style-name="Text_20_body">git add .github/workflows/ci.yml</text:p>
      <text:p text:style-name="Text_20_body">git commit -m "Add GitHub Actions workflow"</text:p>
      <text:p text:style-name="Text_20_body">git push origin ma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formation Governance</meta:initial-creator>
    <meta:creation-date>2024-07-27T13:14:11.24</meta:creation-date>
    <meta:document-statistic meta:table-count="0" meta:image-count="0" meta:object-count="0" meta:page-count="2" meta:paragraph-count="40" meta:word-count="113" meta:character-count="1000"/>
    <dc:date>2024-07-27T13:17:42.33</dc:date>
    <dc:creator>Information Governance</dc:creator>
    <meta:editing-duration>PT3M44S</meta:editing-duration>
    <meta:editing-cycles>1</meta:editing-cycles>
    <meta:generator>OpenOffice/4.1.15$Win32 OpenOffice.org_project/4115m2$Build-9813</meta:generator>
  </office:meta>
</office:document-meta>
</file>